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7046" officeooo:paragraph-rsid="00077046"/>
    </style:style>
    <style:style style:name="P2" style:family="paragraph" style:parent-style-name="Standard">
      <style:text-properties officeooo:rsid="00077046" officeooo:paragraph-rsid="000903de"/>
    </style:style>
    <style:style style:name="T1" style:family="text">
      <style:text-properties officeooo:rsid="000903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igine du groupe</text:p>
      <text:p text:style-name="P1">Nous sommes un groupe de quatre mecs simples, beaux, intelligents et très curieux. Etant dans la même classe, nous nous connaissons assez bien mais surtout nous nous entendons très bien ce qui facilitera la cohésion du groupe et nous permettra de fournir un travail sérieux, précis, rigoureux et appliqué.</text:p>
      <text:p text:style-name="P2">Le départ d'une fille, nous a rassemblé pour mener à bien notre destiné : <text:span text:style-name="T1">n</text:span>otre amour des jeux vidéos, nous a poussé à créer un jeu sous UNITY. <text:s/>Même <text:span text:style-name="T1">si l</text:span>e groupe s'est donc formé assez tard, <text:span text:style-name="T1">nous sommes et resterons très motivé pour mener à bien ce projet très ambitieux que je vous laisse découvr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23:52:07.102000000</meta:creation-date>
    <dc:date>2015-01-15T00:17:28.962000000</dc:date>
    <meta:editing-duration>PT2M24S</meta:editing-duration>
    <meta:editing-cycles>1</meta:editing-cycles>
    <meta:document-statistic meta:table-count="0" meta:image-count="0" meta:object-count="0" meta:page-count="1" meta:paragraph-count="3" meta:word-count="108" meta:character-count="623" meta:non-whitespace-character-count="517"/>
    <meta:generator>LibreOffice/4.3.2.2$Windows_x86 LibreOffice_project/edfb5295ba211bd31ad47d0bad0118690f76407d</meta:generator>
  </office:meta>
</office:document-meta>
</file>